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gr6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49cm" svg:height="3.79cm" svg:x="2.255cm" svg:y="1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cm" svg:y1="3.5cm" svg:x2="12cm" svg:y2="3.5cm">
          <text:p/>
        </draw:line>
        <draw:line draw:style-name="gr2" draw:text-style-name="P1" draw:layer="layout" svg:x1="6.5cm" svg:y1="6cm" svg:x2="6.5cm" svg:y2="1cm">
          <text:p/>
        </draw:line>
        <draw:line draw:style-name="gr3" draw:text-style-name="P2" draw:layer="layout" svg:x1="6.5cm" svg:y1="3.5cm" svg:x2="6.5cm" svg:y2="1.6cm">
          <text:p/>
        </draw:line>
        <draw:line draw:style-name="gr4" draw:text-style-name="P1" draw:layer="layout" svg:x1="6.5cm" svg:y1="3.5cm" svg:x2="10.75cm" svg:y2="3.5cm">
          <text:p/>
        </draw:line>
        <draw:frame draw:style-name="gr5" draw:layer="layout" svg:width="1.3cm" svg:height="1.15cm" svg:x="11.1cm" svg:y="3.5cm">
          <draw:text-box>
            <text:p>x1</text:p>
          </draw:text-box>
        </draw:frame>
        <draw:frame draw:style-name="gr5" draw:layer="layout" svg:width="1.3cm" svg:height="1.15cm" svg:x="6.5cm" svg:y="0.85cm">
          <draw:text-box>
            <text:p>x2</text:p>
          </draw:text-box>
        </draw:frame>
        <draw:frame draw:style-name="gr6" draw:text-style-name="P1" draw:layer="layout" svg:width="1.199cm" svg:height="1.037cm" svg:x="6.401cm" svg:y="2.16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" draw:layer="layout" svg:width="0.974cm" svg:height="1.037cm" svg:x="8.126cm" svg:y="3.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3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8T19:22:39</meta:creation-date>
    <dc:date>2013-06-18T20:42:25</dc:date>
    <meta:editing-duration>PT10M24S</meta:editing-duration>
    <meta:editing-cycles>7</meta:editing-cycles>
    <meta:generator>LibreOffice/4.0.3.3$MacOSX_x86 LibreOffice_project/0eaa50a932c8f2199a615e1eb30f7ac74279539</meta:generator>
    <meta:document-statistic meta:object-count="9"/>
  </office:meta>
</office:document-meta>
</file>

<file path=Object 1/content.xml><?xml version="1.0" encoding="utf-8"?>
<math xmlns="http://www.w3.org/1998/Math/MathML">
  <semantics>
    <mrow>
      <mfrac>
        <mn>1</mn>
        <msqrt>
          <mrow>
            <mn>250</mn>
          </mrow>
        </msqrt>
      </mfrac>
    </mrow>
    <annotation encoding="StarMath 5.0">1 over sqrt{250}</annotation>
  </semantics>
</math>
</file>

<file path=Object 2/content.xml><?xml version="1.0" encoding="utf-8"?>
<math xmlns="http://www.w3.org/1998/Math/MathML">
  <semantics>
    <mrow>
      <mfrac>
        <mn>1</mn>
        <msqrt>
          <mrow>
            <mn>50</mn>
          </mrow>
        </msqrt>
      </mfrac>
    </mrow>
    <annotation encoding="StarMath 5.0">1 over sqrt{50}</annotation>
  </semantics>
</math>
</file>